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05cm" style:rel-column-width="16210*"/>
    </style:style>
    <style:style style:name="Table2.B" style:family="table-column">
      <style:table-column-properties style:column-width="12.795cm" style:rel-column-width="4932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text-properties officeooo:paragraph-rsid="00a669c4"/>
    </style:style>
    <style:style style:name="P4" style:family="paragraph" style:parent-style-name="Standard">
      <style:paragraph-properties fo:margin-top="0cm" fo:margin-bottom="0.199cm" loext:contextual-spacing="false" fo:line-height="115%"/>
      <style:text-properties officeooo:paragraph-rsid="009a350a"/>
    </style:style>
    <style:style style:name="P5" style:family="paragraph" style:parent-style-name="Table_20_Contents">
      <style:text-properties officeooo:rsid="009f46da" officeooo:paragraph-rsid="00a669c4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aa1093" officeooo:paragraph-rsid="00a669c4" style:font-weight-asian="bold" style:font-weight-complex="bold"/>
    </style:style>
    <style:style style:name="P7" style:family="paragraph" style:parent-style-name="Table_20_Contents">
      <style:text-properties fo:font-weight="bold" officeooo:rsid="00aa1093" officeooo:paragraph-rsid="00a669c4" style:font-weight-asian="bold" style:font-weight-complex="bold"/>
    </style:style>
    <style:style style:name="P8" style:family="paragraph" style:parent-style-name="Table_20_Contents">
      <style:text-properties officeooo:rsid="00aa1093" officeooo:paragraph-rsid="00a669c4"/>
    </style:style>
    <style:style style:name="P9" style:family="paragraph" style:parent-style-name="Text_20_body">
      <style:text-properties officeooo:rsid="009ee003" officeooo:paragraph-rsid="00a669c4"/>
    </style:style>
    <style:style style:name="P10" style:family="paragraph" style:parent-style-name="Text_20_body">
      <style:text-properties officeooo:rsid="009ee003" officeooo:paragraph-rsid="00aa96aa"/>
    </style:style>
    <style:style style:name="P11" style:family="paragraph" style:parent-style-name="Text_20_body">
      <style:text-properties officeooo:rsid="00aa96aa" officeooo:paragraph-rsid="00aa96aa"/>
    </style:style>
    <style:style style:name="P12" style:family="paragraph" style:parent-style-name="Text_20_body">
      <style:text-properties officeooo:rsid="00aa1093" officeooo:paragraph-rsid="00a7f11e"/>
    </style:style>
    <style:style style:name="P13" style:family="paragraph" style:parent-style-name="Text_20_body" style:master-page-name="">
      <style:paragraph-properties style:page-number="auto"/>
      <style:text-properties officeooo:rsid="009ee003" officeooo:paragraph-rsid="009ee003"/>
    </style:style>
    <style:style style:name="P14" style:family="paragraph" style:parent-style-name="Heading_20_2">
      <style:paragraph-properties fo:margin-top="0.199cm" fo:margin-bottom="0.199cm" loext:contextual-spacing="false"/>
      <style:text-properties officeooo:rsid="00aa1093" officeooo:paragraph-rsid="009ee003"/>
    </style:style>
    <style:style style:name="P15" style:family="paragraph" style:parent-style-name="Text_20_body" style:list-style-name="L2">
      <style:paragraph-properties fo:margin-top="0cm" fo:margin-bottom="0.146cm" loext:contextual-spacing="false"/>
      <style:text-properties officeooo:rsid="00a7f89b" officeooo:paragraph-rsid="00ac4fcc"/>
    </style:style>
    <style:style style:name="P16" style:family="paragraph" style:parent-style-name="Text_20_body" style:list-style-name="L2">
      <style:paragraph-properties fo:margin-top="0cm" fo:margin-bottom="0cm" loext:contextual-spacing="false"/>
      <style:text-properties officeooo:rsid="00a7f89b" officeooo:paragraph-rsid="00ac4fcc"/>
    </style:style>
    <style:style style:name="P17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8" style:family="paragraph" style:parent-style-name="Standard">
      <style:text-properties officeooo:rsid="00ab096f" officeooo:paragraph-rsid="00ac4fcc"/>
    </style:style>
    <style:style style:name="P19" style:family="paragraph" style:parent-style-name="Standard" style:list-style-name="L2">
      <style:paragraph-properties fo:margin-top="0.101cm" fo:margin-bottom="0.101cm" loext:contextual-spacing="false"/>
      <style:text-properties officeooo:rsid="00ab096f" officeooo:paragraph-rsid="00ac4fcc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22" style:family="paragraph">
      <loext:graphic-properties draw:fill-color="#ea5a2e"/>
      <style:text-properties fo:font-size="12pt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853180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aa1093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aa1093" style:font-size-asian="12pt" style:font-style-asian="normal" style:font-weight-asian="normal" style:font-style-complex="normal"/>
    </style:style>
    <style:style style:name="T7" style:family="text">
      <style:text-properties style:font-name="Ubuntu" fo:font-size="12pt" fo:font-style="italic" fo:font-weight="normal" officeooo:rsid="00aa1093" style:font-size-asian="12pt" style:font-style-asian="italic" style:font-weight-asian="normal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a1093" style:font-weight-asian="bold" style:font-weight-complex="bold"/>
    </style:style>
    <style:style style:name="T10" style:family="text">
      <style:text-properties fo:font-weight="normal" officeooo:rsid="00a7f11e" style:font-weight-asian="normal" style:font-weight-complex="normal"/>
    </style:style>
    <style:style style:name="T11" style:family="text">
      <style:text-properties fo:font-weight="normal" officeooo:rsid="00aa1093" style:font-weight-asian="normal" style:font-weight-complex="normal"/>
    </style:style>
    <style:style style:name="T12" style:family="text">
      <style:text-properties officeooo:rsid="00a669c4"/>
    </style:style>
    <style:style style:name="T13" style:family="text">
      <style:text-properties officeooo:rsid="00aa109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ac063b" style:font-style-asian="italic" style:font-style-complex="italic"/>
    </style:style>
    <style:style style:name="T16" style:family="text">
      <style:text-properties fo:font-style="italic" officeooo:rsid="00aa96aa" style:font-style-asian="italic" style:font-style-complex="italic"/>
    </style:style>
    <style:style style:name="T17" style:family="text">
      <style:text-properties fo:font-style="italic" fo:font-weight="normal" officeooo:rsid="00aa1093" style:font-style-asian="italic" style:font-weight-asian="normal" style:font-style-complex="italic" style:font-weight-complex="normal"/>
    </style:style>
    <style:style style:name="T18" style:family="text">
      <style:text-properties fo:font-style="normal" officeooo:rsid="00ac063b" style:font-style-asian="normal" style:font-style-complex="normal"/>
    </style:style>
    <style:style style:name="T19" style:family="text">
      <style:text-properties fo:font-style="normal" fo:font-weight="bold" officeooo:rsid="00aa1093" style:font-style-asian="normal" style:font-weight-asian="bold" style:font-style-complex="normal" style:font-weight-complex="bold"/>
    </style:style>
    <style:style style:name="T20" style:family="text">
      <style:text-properties officeooo:rsid="00aa96aa"/>
    </style:style>
    <style:style style:name="T21" style:family="text">
      <style:text-properties officeooo:rsid="00ac063b"/>
    </style:style>
    <style:style style:name="T2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525252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ea5a2e" draw:fill-color="#ea5a2e" draw:textarea-horizontal-align="justify" draw:textarea-vertical-align="middle" draw:auto-grow-height="false" fo:min-height="0.072cm" fo:min-width="21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1" text:anchor-type="paragraph" svg:x="-0.164cm" svg:y="-1.801cm" svg:width="3.314cm" svg:height="1.623cm" draw:z-index="0"><draw:image xlink:href="Pictures/10000201000002BD000001617FE31ABE9EB3BF02.png" xlink:type="simple" xlink:show="embed" xlink:actuate="onLoad" loext:mime-type="image/png"/></draw:frame><draw:frame text:anchor-type="paragraph" draw:z-index="1" draw:style-name="gr1" draw:text-style-name="P21" svg:width="14.371cm" svg:height="2.352cm" svg:x="3.233cm" svg:y="-1.662cm"><draw:text-box><text:p text:style-name="P20"><text:span text:style-name="T22">Bagian: InaSAFE</text:span></text:p><text:p text:style-name="P20"><text:span text:style-name="T23">Modul : Menyiapkan analisis dari prinsip awal (Perencana)</text:span></text:p></draw:text-box></draw:frame><draw:custom-shape text:anchor-type="paragraph" draw:z-index="4" draw:name="Forme1" draw:style-name="gr2" draw:text-style-name="P22" svg:width="21.065cm" svg:height="0.073cm" svg:x="-2.066cm" svg:y="0.381cm"><text:p/><draw:enhanced-geometry svg:viewBox="0 0 21600 21600" draw:type="rectangle" draw:enhanced-path="M 0 0 L 21600 0 21600 21600 0 21600 0 0 Z N"/></draw:custom-shape><text:tab/></text:p>
      <text:p text:style-name="P2"/>
      <text:p text:style-name="P14"><draw:frame draw:style-name="fr1" draw:name="Image3" text:anchor-type="paragraph" svg:x="-2cm" svg:y="0.072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Panduan perencana kontingensi</text:p>
      <text:p text:style-name="P4"><text:span text:style-name="T2">“</text:span><text:span text:style-name="T5">Kita harus bersiap menghadapi banjir di Tandale! Gunakan panduan ini untuk membantu memetakan batas </text:span><text:span text:style-name="T7">ward </text:span><text:span text:style-name="T6">(desa) </text:span><text:span text:style-name="T4">.</text:span><text:span text:style-name="T3">”</text:span></text:p>
      <text:p text:style-name="P13"><text:span text:style-name="T9">Pembuat peta </text:span><text:span text:style-name="T19">desa</text:span><text:span text:style-name="T8">: </text:span><text:span text:style-name="T11">Anda perlu membuat lapisan desa yang mencakup seluruh citra Tandale dengan menggunakan persyaratan sebagai berikut</text:span><text:span text:style-name="T10">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">Lapisan Desa</text:p>
          </table:table-cell>
          <table:covered-table-cell/>
        </table:table-row>
        <table:table-row>
          <table:table-cell table:style-name="Table2.A2" office:value-type="string">
            <text:p text:style-name="P7">Nama</text:p>
          </table:table-cell>
          <table:table-cell table:style-name="Table2.B2" office:value-type="string">
            <text:p text:style-name="P5">tandale_<text:span text:style-name="T12">wards</text:span>.shp</text:p>
          </table:table-cell>
        </table:table-row>
        <table:table-row>
          <table:table-cell table:style-name="Table2.A2" office:value-type="string">
            <text:p text:style-name="P7">Tipe</text:p>
          </table:table-cell>
          <table:table-cell table:style-name="Table2.B2" office:value-type="string">
            <text:p text:style-name="P5">polygon</text:p>
          </table:table-cell>
        </table:table-row>
        <table:table-row>
          <table:table-cell table:style-name="Table2.A2" office:value-type="string">
            <text:p text:style-name="P7">Atribut yang dibutuhkan</text:p>
          </table:table-cell>
          <table:table-cell table:style-name="Table2.B2" office:value-type="string">
            <text:p text:style-name="P8">Nama</text:p>
          </table:table-cell>
        </table:table-row>
        <table:table-row>
          <table:table-cell table:style-name="Table2.A2" office:value-type="string">
            <text:p text:style-name="P7">Tipe atribut </text:p>
          </table:table-cell>
          <table:table-cell table:style-name="Table2.B2" office:value-type="string">
            <text:p text:style-name="P8">teks</text:p>
          </table:table-cell>
        </table:table-row>
        <table:table-row>
          <table:table-cell table:style-name="Table2.A2" office:value-type="string">
            <text:p text:style-name="P7">Panjang atribut</text:p>
          </table:table-cell>
          <table:table-cell table:style-name="Table2.B2" office:value-type="string">
            <text:p text:style-name="P5">80</text:p>
          </table:table-cell>
        </table:table-row>
        <table:table-row>
          <table:table-cell table:style-name="Table2.A2" office:value-type="string">
            <text:p text:style-name="P7">Catatan</text:p>
          </table:table-cell>
          <table:table-cell table:style-name="Table2.B2" office:value-type="string">
            <text:p text:style-name="P9"><text:span text:style-name="T11">Pastikan tidak ada poligan yang saling melewati (</text:span><text:span text:style-name="T17">overlap</text:span><text:span text:style-name="T11">) satu dengan yang lain, dan setiap poligon harus memiliki nama yang berbeda.</text:span></text:p>
          </table:table-cell>
        </table:table-row>
      </table:table>
      <text:p text:style-name="P3"/>
      <text:p text:style-name="Heading_20_2"><draw:frame draw:style-name="fr1" draw:name="Image2" text:anchor-type="paragraph" svg:x="-2.03cm" svg:y="0.425cm" svg:width="1.286cm" svg:height="0.843cm" draw:z-index="3"><draw:image xlink:href="Pictures/10000635000004B6000003184994C9551265E3E3.svg" xlink:type="simple" xlink:show="embed" xlink:actuate="onLoad" loext:mime-type="image/svg+xml"/><draw:image xlink:href="Pictures/100002010000002E0000001E543B8F1360F1F665.png" xlink:type="simple" xlink:show="embed" xlink:actuate="onLoad"/></draw:frame><text:span text:style-name="T13">Tugas</text:span>:</text:p>
      <text:p text:style-name="P12">Rekam area desa menggunakan peta dasar tandale_imagery (gunakan nama dan batas administrasi fiktif)</text:p>
      <text:p text:style-name="P11">Rencanakan proses dijitasi sehingga tiap tim merekam area administrasi yang berbeda di wilayah studi.</text:p>
      <text:p text:style-name="P11">Bergantianlah dengan anggota tim anda dalam mendijitasi masing-masing satu desa peranggota. Pastikan area desa tersebut tidak saling melewati.</text:p>
      <text:p text:style-name="P10"><text:span text:style-name="T20">Saat lapisan anda telah terfinalisasi, akhiri proses editing dan gunakan kotak dialog </text:span><text:span text:style-name="T16">keyword </text:span><text:span text:style-name="T20">InaSAFEuntuk memberikan kata kunci yang sesuai pada lapisan yang telah anda buat.</text:span> <text:s/></text:p>
      <text:p text:style-name="P11">Kemudian bagikan data desa (<text:span text:style-name="T14">ward</text:span>) tersebut dengan anggota lain di kelompok anda.</text:p>
      <text:p text:style-name="P18">Ketika anda telah mendapatkan semua dataset keterpaparan dan agregasi, jalankan analisis <text:span text:style-name="T21">untuk setiap skenario berikut:</text:span></text:p>
      <text:p text:style-name="P18"/>
      <text:list xml:id="list2368253525" text:style-name="L2">
        <text:list-item>
          <text:p text:style-name="P19"><text:span text:style-name="T21">Jalan terdampak banjir teragregasi oleh </text:span><text:span text:style-name="T18">desa (</text:span><text:span text:style-name="T15">ward</text:span><text:span text:style-name="T18">)</text:span></text:p>
        </text:list-item>
        <text:list-item>
          <text:p text:style-name="P16"><text:span text:style-name="T21">Bangunan terdampak banjir teragregasi oleh </text:span><text:span text:style-name="T18">desa (</text:span><text:span text:style-name="T15">ward</text:span><text:span text:style-name="T18">)</text:span></text:p>
        </text:list-item>
        <text:list-item>
          <text:p text:style-name="P15"><text:span text:style-name="T21">Penduduk terdampak banjir teragregasi oleh </text:span><text:span text:style-name="T18">desa (</text:span><text:span text:style-name="T15">ward</text:span><text:span text:style-name="T18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7H42M23S</meta:editing-duration>
    <meta:editing-cycles>86</meta:editing-cycles>
    <meta:generator>LibreOffice/5.4.3.2$Windows_X86_64 LibreOffice_project/92a7159f7e4af62137622921e809f8546db437e5</meta:generator>
    <dc:date>2017-11-30T10:06:14.734000000</dc:date>
    <meta:document-statistic meta:table-count="1" meta:image-count="3" meta:object-count="0" meta:page-count="1" meta:paragraph-count="28" meta:word-count="198" meta:character-count="1428" meta:non-whitespace-character-count="1256"/>
  </office:meta>
</office:document-meta>
</file>